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15b5"/>
    </style:style>
    <style:style style:name="P2" style:family="paragraph" style:parent-style-name="Text_20_body">
      <style:text-properties officeooo:rsid="00073425" officeooo:paragraph-rsid="00073425"/>
    </style:style>
    <style:style style:name="P3" style:family="paragraph" style:parent-style-name="Text_20_body">
      <style:text-properties style:font-name="DejaVu Sans" fo:font-size="10.5pt" fo:font-weight="normal" officeooo:rsid="00d9faa2" officeooo:paragraph-rsid="00073425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style:font-name="DejaVu Sans" fo:font-size="10.5pt" fo:font-weight="normal" officeooo:rsid="000ac087" officeooo:paragraph-rsid="000ac087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style:font-name="DejaVu Sans" fo:font-size="10.5pt" fo:font-weight="normal" officeooo:rsid="000ac087" officeooo:paragraph-rsid="001108cd" style:font-size-asian="10.5pt" style:font-weight-asian="normal" style:font-size-complex="10.5pt" style:font-weight-complex="normal"/>
    </style:style>
    <style:style style:name="P6" style:family="paragraph" style:parent-style-name="Text_20_body">
      <style:text-properties officeooo:paragraph-rsid="0009603f"/>
    </style:style>
    <style:style style:name="P7" style:family="paragraph" style:parent-style-name="Text_20_body">
      <style:text-properties officeooo:paragraph-rsid="000f5b33"/>
    </style:style>
    <style:style style:name="P8" style:family="paragraph" style:parent-style-name="Text_20_body">
      <style:text-properties officeooo:rsid="0009603f" officeooo:paragraph-rsid="001108cd"/>
    </style:style>
    <style:style style:name="P9" style:family="paragraph" style:parent-style-name="Text_20_body">
      <style:text-properties fo:font-weight="bold" officeooo:rsid="0009603f" officeooo:paragraph-rsid="001108cd" style:font-weight-asian="bold" style:font-weight-complex="bold"/>
    </style:style>
    <style:style style:name="P10" style:family="paragraph" style:parent-style-name="Text_20_body" style:list-style-name="L1">
      <style:text-properties officeooo:paragraph-rsid="00073425"/>
    </style:style>
    <style:style style:name="P11" style:family="paragraph" style:parent-style-name="Text_20_body" style:list-style-name="L1">
      <style:text-properties officeooo:paragraph-rsid="0007880f"/>
    </style:style>
    <style:style style:name="P12" style:family="paragraph" style:parent-style-name="Text_20_body" style:list-style-name="L1">
      <style:text-properties officeooo:paragraph-rsid="00094733"/>
    </style:style>
    <style:style style:name="P13" style:family="paragraph" style:parent-style-name="Text_20_body" style:list-style-name="L1">
      <style:text-properties officeooo:paragraph-rsid="000f5b33"/>
    </style:style>
    <style:style style:name="P14" style:family="paragraph" style:parent-style-name="Text_20_body" style:list-style-name="L1">
      <style:text-properties officeooo:paragraph-rsid="0009603f"/>
    </style:style>
    <style:style style:name="P15" style:family="paragraph" style:parent-style-name="Text_20_body" style:list-style-name="L1">
      <style:text-properties officeooo:paragraph-rsid="000ac087"/>
    </style:style>
    <style:style style:name="P16" style:family="paragraph" style:parent-style-name="Text_20_body" style:list-style-name="L1">
      <style:text-properties officeooo:paragraph-rsid="001108cd"/>
    </style:style>
    <style:style style:name="P17" style:family="paragraph" style:parent-style-name="Text_20_body" style:list-style-name="L1">
      <style:text-properties officeooo:paragraph-rsid="0012d226"/>
    </style:style>
    <style:style style:name="P18" style:family="paragraph" style:parent-style-name="Text_20_body" style:list-style-name="L1">
      <style:text-properties officeooo:paragraph-rsid="0013fa91"/>
    </style:style>
    <style:style style:name="P19" style:family="paragraph" style:parent-style-name="Text_20_body" style:list-style-name="L1">
      <style:text-properties fo:color="#000000" officeooo:paragraph-rsid="00073425"/>
    </style:style>
    <style:style style:name="P20" style:family="paragraph" style:parent-style-name="Text_20_body" style:list-style-name="L1">
      <style:text-properties style:font-name="DejaVu Sans" fo:font-size="10.5pt" fo:font-weight="normal" officeooo:paragraph-rsid="00073425" style:font-size-asian="10.5pt" style:font-weight-asian="normal" style:font-size-complex="10.5pt" style:font-weight-complex="normal"/>
    </style:style>
    <style:style style:name="P21" style:family="paragraph" style:parent-style-name="Text_20_body" style:list-style-name="L1">
      <style:text-properties style:font-name="DejaVu Sans" fo:font-size="10.5pt" fo:font-weight="normal" officeooo:paragraph-rsid="0009603f" style:font-size-asian="10.5pt" style:font-weight-asian="normal" style:font-size-complex="10.5pt" style:font-weight-complex="normal"/>
    </style:style>
    <style:style style:name="P22" style:family="paragraph" style:parent-style-name="Text_20_body" style:list-style-name="L1">
      <style:text-properties style:font-name="DejaVu Sans" fo:font-size="10.5pt" fo:font-weight="normal" officeooo:paragraph-rsid="001108cd" style:font-size-asian="10.5pt" style:font-weight-asian="normal" style:font-size-complex="10.5pt" style:font-weight-complex="normal"/>
    </style:style>
    <style:style style:name="P23" style:family="paragraph" style:parent-style-name="Text_20_body" style:list-style-name="L1">
      <style:text-properties style:font-name="DejaVu Sans" fo:font-size="10.5pt" fo:font-weight="normal" officeooo:paragraph-rsid="00073425" fo:background-color="#ffff00" style:font-size-asian="10.5pt" style:font-weight-asian="normal" style:font-size-complex="10.5pt" style:font-weight-complex="normal"/>
    </style:style>
    <style:style style:name="P24" style:family="paragraph" style:parent-style-name="Text_20_body" style:list-style-name="L1">
      <style:text-properties style:font-name="DejaVu Sans" fo:font-size="10.5pt" fo:font-weight="normal" officeooo:paragraph-rsid="0009603f" fo:background-color="#ffff00" style:font-size-asian="10.5pt" style:font-weight-asian="normal" style:font-size-complex="10.5pt" style:font-weight-complex="normal"/>
    </style:style>
    <style:style style:name="P25" style:family="paragraph" style:parent-style-name="Text_20_body" style:list-style-name="L1">
      <style:text-properties style:font-name="DejaVu Sans" fo:font-size="10.5pt" fo:font-weight="normal" officeooo:paragraph-rsid="001108cd" fo:background-color="#ffff00" style:font-size-asian="10.5pt" style:font-weight-asian="normal" style:font-size-complex="10.5pt" style:font-weight-complex="normal"/>
    </style:style>
    <style:style style:name="P26" style:family="paragraph" style:parent-style-name="Text_20_body" style:list-style-name="L1">
      <style:text-properties style:font-name="DejaVu Sans" fo:font-size="10.5pt" fo:font-weight="normal" officeooo:rsid="0009603f" officeooo:paragraph-rsid="000f5b33" fo:background-color="#ffff00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text-properties style:font-name="DejaVu Sans" fo:font-size="10.5pt" fo:font-weight="normal" officeooo:rsid="00f1dd66" officeooo:paragraph-rsid="0009603f" fo:background-color="#ffff00" style:font-size-asian="10.5pt" style:font-weight-asian="normal" style:font-size-complex="10.5pt" style:font-weight-complex="normal"/>
    </style:style>
    <style:style style:name="P28" style:family="paragraph" style:parent-style-name="Text_20_body" style:list-style-name="L1">
      <style:text-properties style:font-name="DejaVu Sans" fo:font-size="10.5pt" fo:font-weight="normal" officeooo:rsid="00f1dd66" officeooo:paragraph-rsid="001108cd" fo:background-color="#ffff00" style:font-size-asian="10.5pt" style:font-weight-asian="normal" style:font-size-complex="10.5pt" style:font-weight-complex="normal"/>
    </style:style>
    <style:style style:name="P29" style:family="paragraph" style:parent-style-name="Text_20_body" style:list-style-name="L1">
      <style:text-properties style:font-name="DejaVu Sans" fo:font-size="10.5pt" fo:font-weight="normal" officeooo:rsid="00c7f047" officeooo:paragraph-rsid="000f5b33" fo:background-color="#ffff00" style:font-size-asian="10.5pt" style:font-weight-asian="normal" style:font-size-complex="10.5pt" style:font-weight-complex="normal"/>
    </style:style>
    <style:style style:name="P30" style:family="paragraph" style:parent-style-name="Text_20_body" style:list-style-name="L1">
      <style:text-properties style:font-name="DejaVu Sans" fo:font-size="10.5pt" fo:font-weight="normal" officeooo:rsid="00c7f047" officeooo:paragraph-rsid="001108cd" fo:background-color="#ffff00" style:font-size-asian="10.5pt" style:font-weight-asian="normal" style:font-size-complex="10.5pt" style:font-weight-complex="normal"/>
    </style:style>
    <style:style style:name="P31" style:family="paragraph" style:parent-style-name="Text_20_body" style:list-style-name="L1">
      <style:text-properties style:font-name="DejaVu Sans" fo:font-size="10.5pt" fo:font-weight="bold" officeooo:paragraph-rsid="00073425" style:font-size-asian="10.5pt" style:font-weight-asian="bold" style:font-size-complex="10.5pt" style:font-weight-complex="bold"/>
    </style:style>
    <style:style style:name="P32" style:family="paragraph" style:parent-style-name="Text_20_body" style:list-style-name="L1">
      <style:text-properties style:font-name="DejaVu Sans" fo:font-size="10.5pt" fo:font-weight="bold" officeooo:paragraph-rsid="0009603f" style:font-size-asian="10.5pt" style:font-weight-asian="bold" style:font-size-complex="10.5pt" style:font-weight-complex="bold"/>
    </style:style>
    <style:style style:name="P33" style:family="paragraph" style:parent-style-name="Text_20_body" style:list-style-name="L1">
      <style:text-properties style:font-name="DejaVu Sans" fo:font-size="10.5pt" fo:font-weight="bold" officeooo:paragraph-rsid="001108cd" style:font-size-asian="10.5pt" style:font-weight-asian="bold" style:font-size-complex="10.5pt" style:font-weight-complex="bold"/>
    </style:style>
    <style:style style:name="P34" style:family="paragraph" style:parent-style-name="Text_20_body" style:list-style-name="L1">
      <style:text-properties style:font-name="DejaVu Sans" fo:font-size="10.5pt" fo:font-weight="bold" officeooo:rsid="00c7f047" officeooo:paragraph-rsid="00073425" style:font-size-asian="10.5pt" style:font-weight-asian="bold" style:font-size-complex="10.5pt" style:font-weight-complex="bold"/>
    </style:style>
    <style:style style:name="P35" style:family="paragraph" style:parent-style-name="Text_20_body" style:list-style-name="L1">
      <style:text-properties style:font-name="DejaVu Sans" fo:font-size="10.5pt" fo:font-weight="bold" officeooo:rsid="00c7f047" officeooo:paragraph-rsid="0009603f" style:font-size-asian="10.5pt" style:font-weight-asian="bold" style:font-size-complex="10.5pt" style:font-weight-complex="bold"/>
    </style:style>
    <style:style style:name="P36" style:family="paragraph" style:parent-style-name="Text_20_body" style:list-style-name="L1">
      <style:text-properties style:font-name="DejaVu Sans" fo:font-size="10.5pt" fo:font-weight="bold" officeooo:rsid="00c7f047" officeooo:paragraph-rsid="001108cd" style:font-size-asian="10.5pt" style:font-weight-asian="bold" style:font-size-complex="10.5pt" style:font-weight-complex="bold"/>
    </style:style>
    <style:style style:name="P37" style:family="paragraph" style:parent-style-name="Text_20_body" style:list-style-name="L1">
      <style:text-properties fo:font-variant="normal" fo:text-transform="none" fo:color="#333333" style:font-name="DejaVu Sans" fo:font-size="10.5pt" fo:letter-spacing="normal" fo:font-style="normal" fo:font-weight="normal" officeooo:rsid="0024517f" officeooo:paragraph-rsid="00073425" style:font-size-asian="10.5pt" style:font-weight-asian="normal" style:font-size-complex="10.5pt" style:font-weight-complex="normal"/>
    </style:style>
    <style:style style:name="P38" style:family="paragraph" style:parent-style-name="Heading_20_1">
      <style:paragraph-properties fo:break-before="page"/>
      <style:text-properties officeooo:paragraph-rsid="000615b5"/>
    </style:style>
    <style:style style:name="T1" style:family="text">
      <style:text-properties officeooo:rsid="000615b5"/>
    </style:style>
    <style:style style:name="T2" style:family="text">
      <style:text-properties fo:font-variant="normal" fo:text-transform="none" fo:color="#333333" fo:letter-spacing="normal" fo:font-style="italic" fo:font-weight="normal" officeooo:rsid="0159c9b5" fo:background-color="#ffffff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333333" fo:letter-spacing="normal" fo:font-style="normal" fo:font-weight="normal" officeooo:rsid="0159c9b5" fo:background-color="#ffffff" loext:char-shading-value="0" style:font-weight-asian="normal" style:font-weight-complex="normal"/>
    </style:style>
    <style:style style:name="T4" style:family="text">
      <style:text-properties fo:font-variant="normal" fo:text-transform="none" fo:color="#333333" fo:letter-spacing="normal" fo:font-style="normal" fo:font-weight="normal" officeooo:rsid="00682ded" fo:background-color="#ffffff" loext:char-shading-value="0" style:font-weight-asian="normal" style:font-weight-complex="normal"/>
    </style:style>
    <style:style style:name="T5" style:family="text">
      <style:text-properties fo:font-variant="normal" fo:text-transform="none" fo:color="#333333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officeooo:rsid="001e8461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b862e8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normal" officeooo:rsid="002d6261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normal" officeooo:rsid="00259c83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normal" officeooo:rsid="006a73d3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normal" officeooo:rsid="0159c9b5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normal" officeooo:rsid="0188212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normal" officeooo:rsid="004a6919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officeooo:rsid="00bfb7e6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9f14d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1804f83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07880f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094733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9603f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efeb42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normal" officeooo:rsid="00fad34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normal" officeooo:rsid="00f0bcb1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normal" officeooo:rsid="000ac087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normal" officeooo:rsid="000c79bd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normal" officeooo:rsid="000d685d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normal" officeooo:rsid="000f5b33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normal" officeooo:rsid="00f1704b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333333" style:font-name="DejaVu Sans" fo:font-size="10.5pt" fo:letter-spacing="normal" fo:font-style="normal" fo:font-weight="normal" officeooo:rsid="001108cd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333333" style:font-name="DejaVu Sans" fo:font-size="10.5pt" fo:letter-spacing="normal" fo:font-style="normal" fo:font-weight="normal" officeooo:rsid="0012b9ae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333333" style:font-name="DejaVu Sans" fo:font-size="10.5pt" fo:letter-spacing="normal" fo:font-style="normal" fo:font-weight="normal" officeooo:rsid="0013fa91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333333" style:font-name="DejaVu Sans" fo:font-size="10.5pt" fo:letter-spacing="normal" fo:font-style="normal" fo:font-weight="normal" officeooo:rsid="006b9e0a" fo:background-color="#ffff00" loext:char-shading-value="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40" style:family="text">
      <style:text-properties fo:font-variant="normal" fo:text-transform="none" fo:color="#333333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41" style:family="text">
      <style:text-properties fo:font-variant="normal" fo:text-transform="none" fo:color="#333333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42" style:family="text">
      <style:text-properties fo:font-variant="normal" fo:text-transform="none" fo:color="#333333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333333" style:font-name="DejaVu Sans" fo:font-size="10.5pt" fo:letter-spacing="normal" fo:font-style="normal" fo:font-weight="bold" officeooo:rsid="00682ded" style:font-size-asian="10.5pt" style:font-weight-asian="bold" style:font-size-complex="10.5pt" style:font-weight-complex="bold"/>
    </style:style>
    <style:style style:name="T44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5" style:family="text">
      <style:text-properties fo:font-variant="normal" fo:text-transform="none" fo:color="#333333" style:font-name="DejaVu Sans" fo:font-size="10.5pt" fo:letter-spacing="normal" fo:font-style="normal" fo:font-weight="bold" officeooo:rsid="0012d226" style:font-size-asian="10.5pt" style:font-weight-asian="bold" style:font-size-complex="10.5pt" style:font-weight-complex="bold"/>
    </style:style>
    <style:style style:name="T46" style:family="text">
      <style:text-properties fo:font-variant="normal" fo:text-transform="none" fo:color="#333333" style:font-name="DejaVu Sans" fo:font-size="10.5pt" fo:letter-spacing="normal" fo:font-style="normal" fo:font-weight="bold" officeooo:rsid="0013fa91" style:font-size-asian="10.5pt" style:font-weight-asian="bold" style:font-size-complex="10.5pt" style:font-weight-complex="bold"/>
    </style:style>
    <style:style style:name="T47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94733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d685d" style:font-size-asian="10.5pt" style:font-weight-asian="normal" style:font-size-complex="10.5pt" style:font-weight-complex="normal"/>
    </style:style>
    <style:style style:name="T52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2b9ae" style:font-size-asian="10.5pt" style:font-weight-asian="normal" style:font-size-complex="10.5pt" style:font-weight-complex="normal"/>
    </style:style>
    <style:style style:name="T53" style:family="text">
      <style:text-properties fo:font-variant="normal" fo:text-transform="none" fo:color="#333333" style:font-name="DejaVu Sans" fo:font-size="10.5pt" fo:letter-spacing="normal" fo:font-style="italic" fo:font-weight="normal" officeooo:rsid="01865553" style:font-size-asian="10.5pt" style:font-style-asian="italic" style:font-weight-asian="normal" style:font-size-complex="10.5pt" style:font-style-complex="italic" style:font-weight-complex="normal"/>
    </style:style>
    <style:style style:name="T54" style:family="text">
      <style:text-properties fo:font-variant="normal" fo:text-transform="none" fo:color="#333333" style:font-name="DejaVu Sans" fo:font-size="10.5pt" fo:letter-spacing="normal" fo:font-style="italic" fo:font-weight="normal" officeooo:rsid="0159c9b5" style:font-size-asian="10.5pt" style:font-style-asian="italic" style:font-weight-asian="normal" style:font-size-complex="10.5pt" style:font-style-complex="italic" style:font-weight-complex="normal"/>
    </style:style>
    <style:style style:name="T55" style:family="text">
      <style:text-properties fo:font-variant="normal" fo:text-transform="none" fo:color="#000000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56" style:family="text">
      <style:text-properties fo:font-variant="normal" fo:text-transform="none" fo:color="#000000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57" style:family="text">
      <style:text-properties fo:font-variant="normal" fo:text-transform="none" fo:color="#000000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58" style:family="text">
      <style:text-properties fo:font-variant="normal" fo:text-transform="none" fo:color="#000000" style:font-name="DejaVu Sans" fo:font-size="10.5pt" fo:letter-spacing="normal" fo:font-style="normal" fo:font-weight="bold" officeooo:rsid="0021bd9f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000000" style:font-name="DejaVu Sans" fo:font-size="10.5pt" fo:letter-spacing="normal" fo:font-style="normal" fo:font-weight="bold" officeooo:rsid="0007880f" style:font-size-asian="10.5pt" style:font-weight-asian="bold" style:font-size-complex="10.5pt" style:font-weight-complex="bold"/>
    </style:style>
    <style:style style:name="T60" style:family="text">
      <style:text-properties fo:font-variant="normal" fo:text-transform="none" fo:color="#000000" style:font-name="DejaVu Sans" fo:font-size="10.5pt" fo:letter-spacing="normal" fo:font-style="normal" fo:font-weight="bold" officeooo:rsid="0012d226" style:font-size-asian="10.5pt" style:font-weight-asian="bold" style:font-size-complex="10.5pt" style:font-weight-complex="bold"/>
    </style:style>
    <style:style style:name="T61" style:family="text">
      <style:text-properties fo:font-variant="normal" fo:text-transform="none" fo:color="#000000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DejaVu Sans" fo:font-size="10.5pt" fo:letter-spacing="normal" fo:font-style="normal" fo:font-weight="normal" officeooo:rsid="0012d226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65" style:family="text">
      <style:text-properties fo:font-variant="normal" fo:text-transform="none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66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67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68" style:family="text">
      <style:text-properties style:font-name="DejaVu Sans" fo:font-size="10.5pt" fo:font-weight="normal" officeooo:rsid="0009603f" style:font-size-asian="10.5pt" style:font-weight-asian="normal" style:font-size-complex="10.5pt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09603f" style:font-weight-asian="bold" style:font-weight-complex="bold"/>
    </style:style>
    <style:style style:name="T71" style:family="text">
      <style:text-properties fo:font-weight="bold" officeooo:rsid="00ed7a85" style:font-weight-asian="bold" style:font-weight-complex="bold"/>
    </style:style>
    <style:style style:name="T72" style:family="text">
      <style:text-properties officeooo:rsid="0007880f"/>
    </style:style>
    <style:style style:name="T73" style:family="text">
      <style:text-properties officeooo:rsid="0009603f"/>
    </style:style>
    <style:style style:name="T74" style:family="text">
      <style:text-properties officeooo:rsid="001108c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span text:style-name="T1">3</text:span>. Data endpoints</text:h>
      <text:p text:style-name="P1"/>
      <text:p text:style-name="P2"><text:span text:style-name="T69">3.1. </text:span><text:span text:style-name="T70">Add object</text:span><text:span text:style-name="T73"> </text:span></text:p>
      <text:p text:style-name="P3">Return <text:span text:style-name="T72">object</text:span> data in JSON format from selected <text:span text:style-name="T72">name</text:span>. </text:p>
      <text:list xml:id="list6027843865125985024" text:style-name="L1">
        <text:list-item>
          <text:p text:style-name="P10"><text:span text:style-name="Strong_20_Emphasis"><text:span text:style-name="T55">URL</text:span></text:span><text:span text:style-name="Strong_20_Emphasis"><text:span text:style-name="T39">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26">o</text:span><text:span text:style-name="T24">bject</text:span><text:span text:style-name="T8">/:</text:span><text:span text:style-name="T19">[</text:span><text:span text:style-name="T24">object</text:span><text:span text:style-name="T19">]</text:span></text:p>
        </text:list-item>
        <text:list-item>
          <text:p text:style-name="P10"><text:span text:style-name="Strong_20_Emphasis"><text:span text:style-name="T55">Method</text:span></text:span><text:span text:style-name="Strong_20_Emphasis"><text:span text:style-name="T39">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T9">GET</text:span></text:p>
        </text:list-item>
        <text:list-item>
          <text:p text:style-name="P19"><text:span text:style-name="T64">U</text:span><text:span text:style-name="T65">RL Parameters:</text:span></text:p>
          <text:list>
            <text:list-item>
              <text:p text:style-name="P20"><text:span text:style-name="T69">Required:</text:span> </text:p>
              <text:list>
                <text:list-item>
                  <text:p text:style-name="P10"><text:span text:style-name="Strong_20_Emphasis"><text:span text:style-name="T9">ob</text:span></text:span><text:span text:style-name="Strong_20_Emphasis"><text:span text:style-name="T24">ject</text:span></text:span><text:span text:style-name="Source_20_Text"><text:span text:style-name="T9">=[string] – </text:span></text:span><text:span text:style-name="Source_20_Text"><text:span text:style-name="T21">the </text:span></text:span><text:span text:style-name="Source_20_Text"><text:span text:style-name="T24">object</text:span></text:span><text:span text:style-name="Source_20_Text"><text:span text:style-name="T8"> </text:span></text:span><text:span text:style-name="Source_20_Text"><text:span text:style-name="T22">id</text:span></text:span></text:p>
                </text:list-item>
              </text:list>
            </text:list-item>
            <text:list-item>
              <text:p text:style-name="P10"><text:span text:style-name="T66">Optional:</text:span><text:span text:style-name="T67"> </text:span><text:span text:style-name="T68">none</text:span></text:p>
            </text:list-item>
            <text:list-item>
              <text:p text:style-name="P10"><text:span text:style-name="Strong_20_Emphasis"><text:span text:style-name="T55">Data </text:span></text:span><text:span text:style-name="Strong_20_Emphasis"><text:span text:style-name="T59">P</text:span></text:span><text:span text:style-name="Strong_20_Emphasis"><text:span text:style-name="T55">ara</text:span></text:span><text:span text:style-name="Strong_20_Emphasis"><text:span text:style-name="T59">meter</text:span></text:span><text:span text:style-name="Strong_20_Emphasis"><text:span text:style-name="T55">s</text:span></text:span><text:span text:style-name="Strong_20_Emphasis"><text:span text:style-name="T61">:</text:span></text:span><text:span text:style-name="Strong_20_Emphasis"><text:span text:style-name="T6"> </text:span></text:span><text:span text:style-name="T9">None</text:span></text:p>
              <text:p text:style-name="P37"/>
            </text:list-item>
          </text:list>
        </text:list-item>
        <text:list-item>
          <text:p text:style-name="P10"><text:span text:style-name="Strong_20_Emphasis"><text:span text:style-name="T56">Success Response:</text:span></text:span><text:span text:style-name="Strong_20_Emphasis"><text:span text:style-name="T6"> </text:span></text:span></text:p>
          <text:list>
            <text:list-item>
              <text:p text:style-name="P10"><text:span text:style-name="Strong_20_Emphasis"><text:span text:style-name="T55">Code</text:span></text:span><text:span text:style-name="Strong_20_Emphasis"><text:span text:style-name="T61">:</text:span></text:span><text:span text:style-name="Strong_20_Emphasis"><text:span text:style-name="T6"> </text:span></text:span><text:span text:style-name="T6">200</text:span></text:p>
            </text:list-item>
            <text:list-item>
              <text:p text:style-name="P11"><text:span text:style-name="Strong_20_Emphasis"><text:span text:style-name="T55">Content</text:span></text:span><text:span text:style-name="Strong_20_Emphasis"><text:span text:style-name="T61">: </text:span></text:span></text:p>
              <text:p text:style-name="P12"><text:span text:style-name="Strong_20_Emphasis"><text:span text:style-name="T24">{ " </text:span></text:span><text:span text:style-name="Strong_20_Emphasis"><text:span text:style-name="T25">id</text:span></text:span><text:span text:style-name="Strong_20_Emphasis"><text:span text:style-name="T24">": </text:span></text:span><text:span text:style-name="Strong_20_Emphasis"><text:span text:style-name="T25">&lt;object_id&gt;, </text:span></text:span><text:span text:style-name="Strong_20_Emphasis"><text:span text:style-name="T24">"cameraName": "&lt;camera_</text:span></text:span><text:span text:style-name="Strong_20_Emphasis"><text:span text:style-name="T25">n</text:span></text:span><text:span text:style-name="Strong_20_Emphasis"><text:span text:style-name="T24">a</text:span></text:span><text:span text:style-name="Strong_20_Emphasis"><text:span text:style-name="T25">me</text:span></text:span><text:span text:style-name="Strong_20_Emphasis"><text:span text:style-name="T24">&gt;", "start_</text:span></text:span><text:span text:style-name="Strong_20_Emphasis"><text:span text:style-name="T25">d</text:span></text:span><text:span text:style-name="Strong_20_Emphasis"><text:span text:style-name="T24">ate": "&lt;start_</text:span></text:span><text:span text:style-name="Strong_20_Emphasis"><text:span text:style-name="T25">d</text:span></text:span><text:span text:style-name="Strong_20_Emphasis"><text:span text:style-name="T24">ate&gt;", "startHour": "&lt;start</text:span></text:span><text:span text:style-name="Strong_20_Emphasis"><text:span text:style-name="T25">_h</text:span></text:span><text:span text:style-name="Strong_20_Emphasis"><text:span text:style-name="T24">our&gt;", </text:span></text:span><text:span text:style-name="Strong_20_Emphasis"><text:span text:style-name="T25">&lt;images&gt;</text:span></text:span><text:span text:style-name="Strong_20_Emphasis"><text:span text:style-name="T24">: [ {"date": "</text:span></text:span><text:span text:style-name="Strong_20_Emphasis"><text:span text:style-name="T25">&lt;fixed_date&gt;</text:span></text:span><text:span text:style-name="Strong_20_Emphasis"><text:span text:style-name="T24">", "hour": "</text:span></text:span><text:span text:style-name="Strong_20_Emphasis"><text:span text:style-name="T25">&lt;fixed_hour&gt;</text:span></text:span><text:span text:style-name="Strong_20_Emphasis"><text:span text:style-name="T24">", "</text:span></text:span><text:span text:style-name="Strong_20_Emphasis"><text:span text:style-name="T25">url</text:span></text:span><text:span text:style-name="Strong_20_Emphasis"><text:span text:style-name="T24">": "</text:span></text:span><text:span text:style-name="Strong_20_Emphasis"><text:span text:style-name="T25">&lt;image_url&gt;</text:span></text:span><text:span text:style-name="Strong_20_Emphasis"><text:span text:style-name="T24">"}, {"date": "</text:span></text:span><text:span text:style-name="Strong_20_Emphasis"><text:span text:style-name="T25">&lt;fixed_date&gt;</text:span></text:span><text:span text:style-name="Strong_20_Emphasis"><text:span text:style-name="T24">", "hour": "</text:span></text:span><text:span text:style-name="Strong_20_Emphasis"><text:span text:style-name="T25">&lt;fixed_hour&gt;</text:span></text:span><text:span text:style-name="Strong_20_Emphasis"><text:span text:style-name="T24">", "</text:span></text:span><text:span text:style-name="Strong_20_Emphasis"><text:span text:style-name="T25">url</text:span></text:span><text:span text:style-name="Strong_20_Emphasis"><text:span text:style-name="T24">": "</text:span></text:span><text:span text:style-name="Strong_20_Emphasis"><text:span text:style-name="T25">&lt;image_url&gt;</text:span></text:span><text:span text:style-name="Strong_20_Emphasis"><text:span text:style-name="T24">"}]}</text:span></text:span></text:p>
              <text:list>
                <text:list-item>
                  <text:p text:style-name="P23">TODO: Add the explanations of keys</text:p>
                </text:list-item>
              </text:list>
            </text:list-item>
            <text:list-item>
              <text:p text:style-name="P12"><text:span text:style-name="Strong_20_Emphasis"><text:span text:style-name="T58">Example</text:span></text:span><text:span text:style-name="Strong_20_Emphasis"><text:span text:style-name="T9">:</text:span></text:span><text:span text:style-name="Source_20_Text"><text:span text:style-name="T9"><text:line-break/></text:span></text:span><text:span text:style-name="Strong_20_Emphasis"><text:span text:style-name="T24">{ " </text:span></text:span><text:span text:style-name="Strong_20_Emphasis"><text:span text:style-name="T25">id</text:span></text:span><text:span text:style-name="Strong_20_Emphasis"><text:span text:style-name="T24">": </text:span></text:span><text:span text:style-name="Strong_20_Emphasis"><text:span text:style-name="T25">1</text:span></text:span><text:span text:style-name="Strong_20_Emphasis"><text:span text:style-name="T24">, "cameraName": "Camera 1", "startDate": "01/15/2016", "startHour": "22:10", "images": [ {"date": "01/15/2016", "hour": "22:01", "</text:span></text:span><text:span text:style-name="Strong_20_Emphasis"><text:span text:style-name="T25">url</text:span></text:span><text:span text:style-name="Strong_20_Emphasis"><text:span text:style-name="T24">": "assets/images/fi</text:span></text:span><text:span text:style-name="Strong_20_Emphasis"><text:span text:style-name="T25">x</text:span></text:span><text:span text:style-name="Strong_20_Emphasis"><text:span text:style-name="T24">ed</text:span></text:span><text:span text:style-name="Strong_20_Emphasis"><text:span text:style-name="T25">1</text:span></text:span><text:span text:style-name="Strong_20_Emphasis"><text:span text:style-name="T24">.JPG"}, { "date": "01/15/2018", "hour": "22:02", "</text:span></text:span><text:span text:style-name="Strong_20_Emphasis"><text:span text:style-name="T25">url</text:span></text:span><text:span text:style-name="Strong_20_Emphasis"><text:span text:style-name="T24">": "assets/images/fi</text:span></text:span><text:span text:style-name="Strong_20_Emphasis"><text:span text:style-name="T25">x</text:span></text:span><text:span text:style-name="Strong_20_Emphasis"><text:span text:style-name="T24">ed</text:span></text:span><text:span text:style-name="Strong_20_Emphasis"><text:span text:style-name="T25">2</text:span></text:span><text:span text:style-name="Strong_20_Emphasis"><text:span text:style-name="T24">.JPG"} ]}</text:span></text:span></text:p>
              <text:p text:style-name="P10"><text:span text:style-name="Source_20_Text"><text:span text:style-name="T10"/></text:span></text:p>
            </text:list-item>
          </text:list>
        </text:list-item>
        <text:list-item>
          <text:p text:style-name="P20"><text:s/><text:span text:style-name="T69">Error Response:</text:span></text:p>
          <text:list>
            <text:list-item>
              <text:p text:style-name="P10"><text:span text:style-name="T66">Code</text:span><text:span text:style-name="T67">: 400 Bad Request</text:span></text:p>
            </text:list-item>
            <text:list-item>
              <text:p text:style-name="P10"><text:span text:style-name="Strong_20_Emphasis"><text:span text:style-name="T55">Code</text:span></text:span><text:span text:style-name="Strong_20_Emphasis"><text:span text:style-name="T61">:</text:span></text:span><text:span text:style-name="Strong_20_Emphasis"><text:span text:style-name="T6"> 404 N</text:span></text:span><text:span text:style-name="Strong_20_Emphasis"><text:span text:style-name="T12">ot Found</text:span></text:span></text:p>
            </text:list-item>
            <text:list-item>
              <text:p text:style-name="P10"><text:span text:style-name="Strong_20_Emphasis"><text:span text:style-name="T57">Code</text:span></text:span><text:span text:style-name="Strong_20_Emphasis"><text:span text:style-name="T62">: </text:span></text:span><text:span text:style-name="Strong_20_Emphasis"><text:span text:style-name="T12">500 Internal Server Error</text:span></text:span></text:p>
              <text:list>
                <text:list-item>
                  <text:p text:style-name="P10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38"><text:line-break/></text:span></text:span></text:p>
                </text:list-item>
              </text:list>
            </text:list-item>
          </text:list>
        </text:list-item>
        <text:list-item>
          <text:p text:style-name="P31">Sample Call:</text:p>
          <text:list>
            <text:list-item>
              <text:p text:style-name="P10"><text:soft-page-break/><text:span text:style-name="Strong_20_Emphasis"><text:span text:style-name="T13">$ </text:span></text:span><text:span text:style-name="Strong_20_Emphasis"><text:span text:style-name="T14">curl -X GET "</text:span></text:span><text:span text:style-name="Strong_20_Emphasis"><text:span text:style-name="T47">http://localhost:4</text:span></text:span><text:span text:style-name="Strong_20_Emphasis"><text:span text:style-name="T48">3</text:span></text:span><text:span text:style-name="Strong_20_Emphasis"><text:span text:style-name="T47">00/</text:span></text:span><text:span text:style-name="Strong_20_Emphasis"><text:span text:style-name="T49">api/v1/</text:span></text:span><text:span text:style-name="Strong_20_Emphasis"><text:span text:style-name="T50">object</text:span></text:span><text:span text:style-name="Strong_20_Emphasis"><text:span text:style-name="T47">/1</text:span></text:span><text:span text:style-name="Strong_20_Emphasis"><text:span text:style-name="T14">"</text:span></text:span></text:p>
            </text:list-item>
          </text:list>
        </text:list-item>
        <text:list-item>
          <text:p text:style-name="P31">Notes:</text:p>
          <text:list>
            <text:list-item>
              <text:p text:style-name="P26">TODO</text:p>
              <text:p text:style-name="P20"/>
            </text:list-item>
          </text:list>
        </text:list-item>
        <text:list-item>
          <text:p text:style-name="P31">Response Examples:</text:p>
          <text:list>
            <text:list-item>
              <text:p text:style-name="P34">400 Bad Request</text:p>
              <text:list>
                <text:list-item>
                  <text:p text:style-name="P13"><text:span text:style-name="Strong_20_Emphasis"><text:span text:style-name="T54">development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16">30</text:span></text:span><text:span text:style-name="Strong_20_Emphasis"><text:span text:style-name="T11">, "message": "</text:span></text:span><text:span text:style-name="Strong_20_Emphasis"><text:span text:style-name="T33">There is no object with such an ID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31">404 Not Found</text:p>
              <text:list>
                <text:list-item>
                  <text:p text:style-name="P23">TODO</text:p>
                </text:list-item>
              </text:list>
            </text:list-item>
            <text:list-item>
              <text:p text:style-name="P31">500 Internal Server Error</text:p>
              <text:list>
                <text:list-item>
                  <text:p text:style-name="P10"><text:span text:style-name="Strong_20_Emphasis"><text:span text:style-name="T53">production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17">141</text:span></text:span><text:span text:style-name="Strong_20_Emphasis"><text:span text:style-name="T11">, "message": "</text:span></text:span><text:span text:style-name="Strong_20_Emphasis"><text:span text:style-name="T18">An unknown internal error occurred.</text:span></text:span><text:span text:style-name="Strong_20_Emphasis"><text:span text:style-name="T11">"}</text:span></text:span></text:p>
                </text:list-item>
                <text:list-item>
                  <text:p text:style-name="P10"><text:span text:style-name="Strong_20_Emphasis"><text:span text:style-name="T54">development</text:span></text:span><text:span text:style-name="Strong_20_Emphasis"><text:span text:style-name="T16"> - </text:span></text:span><text:span text:style-name="Strong_20_Emphasis"><text:span text:style-name="T11">{"code": </text:span></text:span><text:span text:style-name="Strong_20_Emphasis"><text:span text:style-name="T23">141</text:span></text:span><text:span text:style-name="Strong_20_Emphasis"><text:span text:style-name="T11">, "message": "</text:span></text:span><text:span text:style-name="Strong_20_Emphasis"><text:span text:style-name="T23">A database issue appeared: &lt; Actual error&gt;</text:span></text:span><text:span text:style-name="Strong_20_Emphasis"><text:span text:style-name="T11">"}</text:span></text:span></text:p>
                </text:list-item>
              </text:list>
            </text:list-item>
          </text:list>
        </text:list-item>
      </text:list>
      <text:p text:style-name="P1"/>
      <text:p text:style-name="P6"><text:span text:style-name="T70">3.2. Merge Object</text:span><text:span text:style-name="T71"> Data</text:span></text:p>
      <text:p text:style-name="P4">Merge the data of one user in the database.</text:p>
      <text:list xml:id="list154315641532629" text:continue-numbering="true" text:style-name="L1">
        <text:list-item>
          <text:p text:style-name="P14"><text:span text:style-name="Strong_20_Emphasis"><text:span text:style-name="T39">URL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30">merge</text:span></text:p>
        </text:list-item>
        <text:list-item>
          <text:p text:style-name="P14"><text:span text:style-name="Strong_20_Emphasis"><text:span text:style-name="T39">Method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Strong_20_Emphasis"><text:span text:style-name="T30">PUT</text:span></text:span></text:p>
        </text:list-item>
        <text:list-item>
          <text:p text:style-name="P14"><text:span text:style-name="T40">U</text:span><text:span text:style-name="T41">RL Parameters:</text:span></text:p>
          <text:list>
            <text:list-item>
              <text:p text:style-name="P14"><text:span text:style-name="T66">Required:</text:span><text:span text:style-name="T67"> <text:s/></text:span><text:span text:style-name="T9">None</text:span></text:p>
            </text:list-item>
            <text:list-item>
              <text:p text:style-name="P14"><text:span text:style-name="T66">Optional:</text:span><text:span text:style-name="T67"> <text:s/></text:span><text:span text:style-name="T9">None</text:span></text:p>
            </text:list-item>
            <text:list-item>
              <text:p text:style-name="P15"><text:span text:style-name="Strong_20_Emphasis"><text:span text:style-name="T55">Data </text:span></text:span><text:span text:style-name="Strong_20_Emphasis"><text:span text:style-name="T59">P</text:span></text:span><text:span text:style-name="Strong_20_Emphasis"><text:span text:style-name="T55">ara</text:span></text:span><text:span text:style-name="Strong_20_Emphasis"><text:span text:style-name="T59">meter</text:span></text:span><text:span text:style-name="Strong_20_Emphasis"><text:span text:style-name="T55">s</text:span></text:span><text:span text:style-name="Strong_20_Emphasis"><text:span text:style-name="T39">:</text:span></text:span><text:span text:style-name="Strong_20_Emphasis"><text:span text:style-name="T6"> </text:span></text:span></text:p>
              <text:p text:style-name="P16"><text:span text:style-name="Strong_20_Emphasis"><text:span text:style-name="T31">{“from_id”: “&lt;from_object&gt;”, “to_id”: “&lt;to_object&gt;”</text:span></text:span><text:span text:style-name="Strong_20_Emphasis"><text:span text:style-name="T32">, “</text:span></text:span><text:span text:style-name="Strong_20_Emphasis"><text:span text:style-name="T35">start_date</text:span></text:span><text:span text:style-name="Strong_20_Emphasis"><text:span text:style-name="T32">”: </text:span></text:span><text:span text:style-name="Strong_20_Emphasis"><text:span text:style-name="T35">“&lt;start_date&gt;”</text:span></text:span><text:span text:style-name="Strong_20_Emphasis"><text:span text:style-name="T31">}</text:span></text:span></text:p>
            </text:list-item>
            <text:list-item>
              <text:p text:style-name="P17"><text:span text:style-name="Strong_20_Emphasis"><text:span text:style-name="T45">Header </text:span></text:span><text:span text:style-name="Strong_20_Emphasis"><text:span text:style-name="T59">P</text:span></text:span><text:span text:style-name="Strong_20_Emphasis"><text:span text:style-name="T60">ara</text:span></text:span><text:span text:style-name="Strong_20_Emphasis"><text:span text:style-name="T59">meter</text:span></text:span><text:span text:style-name="Strong_20_Emphasis"><text:span text:style-name="T60">s: </text:span></text:span></text:p>
              <text:p text:style-name="P17"><text:span text:style-name="Strong_20_Emphasis"><text:span text:style-name="T63">{“auth”: “&lt;token&gt;” }</text:span></text:span></text:p>
            </text:list-item>
          </text:list>
        </text:list-item>
        <text:list-item>
          <text:p text:style-name="P14"><text:span text:style-name="Strong_20_Emphasis"><text:span text:style-name="T42">Success Response:</text:span></text:span><text:span text:style-name="Strong_20_Emphasis"><text:span text:style-name="T6"> </text:span></text:span></text:p>
          <text:list>
            <text:list-item>
              <text:p text:style-name="P14"><text:span text:style-name="Strong_20_Emphasis"><text:span text:style-name="T39">Code</text:span></text:span><text:span text:style-name="Strong_20_Emphasis"><text:span text:style-name="T6">: </text:span></text:span><text:span text:style-name="T6">20</text:span><text:span text:style-name="T35">0</text:span><text:span text:style-name="T27"> Accepted</text:span></text:p>
            </text:list-item>
            <text:list-item>
              <text:p text:style-name="P14"><text:span text:style-name="Strong_20_Emphasis"><text:span text:style-name="T39">Content</text:span></text:span><text:span text:style-name="Strong_20_Emphasis"><text:span text:style-name="T6">: </text:span></text:span><text:span text:style-name="Strong_20_Emphasis"><text:span text:style-name="T27">None</text:span></text:span></text:p>
              <text:p text:style-name="P14"><text:span text:style-name="Source_20_Text"><text:span text:style-name="T10"/></text:span></text:p>
            </text:list-item>
          </text:list>
        </text:list-item>
        <text:list-item>
          <text:p text:style-name="P21"><text:s/><text:span text:style-name="T69">Error Response:</text:span></text:p>
          <text:list>
            <text:list-item>
              <text:p text:style-name="P21"><text:soft-page-break/><text:span text:style-name="T69">Code</text:span>: 400 Bad Request</text:p>
            </text:list-item>
            <text:list-item>
              <text:p text:style-name="P21"><text:span text:style-name="T69">Code</text:span>: 401 Unauthorized</text:p>
            </text:list-item>
            <text:list-item>
              <text:p text:style-name="P14"><text:span text:style-name="Strong_20_Emphasis"><text:span text:style-name="T43">Code</text:span></text:span><text:span text:style-name="Strong_20_Emphasis"><text:span text:style-name="T11">: </text:span></text:span><text:span text:style-name="Strong_20_Emphasis"><text:span text:style-name="T12">403 Forbidden</text:span></text:span></text:p>
            </text:list-item>
            <text:list-item>
              <text:p text:style-name="P14"><text:span text:style-name="Strong_20_Emphasis"><text:span text:style-name="T39">Code</text:span></text:span><text:span text:style-name="Strong_20_Emphasis"><text:span text:style-name="T6">: 404 N</text:span></text:span><text:span text:style-name="Strong_20_Emphasis"><text:span text:style-name="T12">ot Found</text:span></text:span></text:p>
            </text:list-item>
            <text:list-item>
              <text:p text:style-name="P14"><text:span text:style-name="Strong_20_Emphasis"><text:span text:style-name="T44">Code</text:span></text:span><text:span text:style-name="Strong_20_Emphasis"><text:span text:style-name="T12">: 500 Internal Server Error</text:span></text:span></text:p>
              <text:list>
                <text:list-item>
                  <text:p text:style-name="P14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38"><text:line-break/></text:span></text:span></text:p>
                </text:list-item>
              </text:list>
            </text:list-item>
          </text:list>
        </text:list-item>
        <text:list-item>
          <text:p text:style-name="P32">Sample Call:</text:p>
          <text:list>
            <text:list-item>
              <text:p text:style-name="P16"><text:span text:style-name="Strong_20_Emphasis"><text:span text:style-name="T13">$ </text:span></text:span><text:span text:style-name="Strong_20_Emphasis"><text:span text:style-name="T14">curl -X </text:span></text:span><text:span text:style-name="Strong_20_Emphasis"><text:span text:style-name="T28">P</text:span></text:span><text:span text:style-name="Strong_20_Emphasis"><text:span text:style-name="T31">U</text:span></text:span><text:span text:style-name="Strong_20_Emphasis"><text:span text:style-name="T28">T</text:span></text:span><text:span text:style-name="Strong_20_Emphasis"><text:span text:style-name="T14"> "</text:span></text:span><text:a xlink:type="simple" xlink:href="http://localhost:4300/api/v1/traffic" text:style-name="Internet_20_link" text:visited-style-name="Visited_20_Internet_20_Link"><text:span text:style-name="Strong_20_Emphasis"><text:span text:style-name="T47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48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47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49">api/v1/</text:span></text:span></text:a><text:span text:style-name="Strong_20_Emphasis"><text:span text:style-name="T51">merge</text:span></text:span><text:span text:style-name="Strong_20_Emphasis"><text:span text:style-name="T14">" </text:span></text:span><text:span text:style-name="Strong_20_Emphasis"><text:span text:style-name="T29"><text:s/></text:span></text:span><text:span text:style-name="Strong_20_Emphasis"><text:span text:style-name="T31">--data '{“from_id”: 2, “to_id”: 1, </text:span></text:span><text:span text:style-name="Strong_20_Emphasis"><text:span text:style-name="T32">“</text:span></text:span><text:span text:style-name="Strong_20_Emphasis"><text:span text:style-name="T35">start_date</text:span></text:span><text:span text:style-name="Strong_20_Emphasis"><text:span text:style-name="T32">”: </text:span></text:span><text:span text:style-name="Strong_20_Emphasis"><text:span text:style-name="T35">“01.01.2017”</text:span></text:span><text:span text:style-name="Strong_20_Emphasis"><text:span text:style-name="T31">}' -H "</text:span></text:span><text:span text:style-name="Strong_20_Emphasis"><text:span text:style-name="T37">{“</text:span></text:span><text:span text:style-name="Strong_20_Emphasis"><text:span text:style-name="T31">Content-type”: “application/json”, “</text:span></text:span><text:span text:style-name="Strong_20_Emphasis"><text:span text:style-name="T37">auth</text:span></text:span><text:span text:style-name="Strong_20_Emphasis"><text:span text:style-name="T31">”: “</text:span></text:span><text:span text:style-name="Strong_20_Emphasis"><text:span text:style-name="T37">token_content</text:span></text:span><text:span text:style-name="Strong_20_Emphasis"><text:span text:style-name="T31">”</text:span></text:span><text:span text:style-name="Strong_20_Emphasis"><text:span text:style-name="T37">}</text:span></text:span><text:span text:style-name="Strong_20_Emphasis"><text:span text:style-name="T31">"</text:span></text:span></text:p>
            </text:list-item>
          </text:list>
        </text:list-item>
        <text:list-item>
          <text:p text:style-name="P32">Notes</text:p>
          <text:list>
            <text:list-item>
              <text:p text:style-name="P27">TODO</text:p>
            </text:list-item>
          </text:list>
        </text:list-item>
        <text:list-item>
          <text:p text:style-name="P32">Response Examples:</text:p>
          <text:list>
            <text:list-item>
              <text:p text:style-name="P35">400 Bad Request</text:p>
              <text:list>
                <text:list-item>
                  <text:p text:style-name="P29"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5">There is no object with such an IDs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35">401 Unauthorized</text:p>
              <text:list>
                <text:list-item>
                  <text:p text:style-name="P13"><text:span text:style-name="Strong_20_Emphasis"><text:span text:style-name="T11">{"code": &lt;code&gt;, "message": "</text:span></text:span><text:span text:style-name="Strong_20_Emphasis"><text:span text:style-name="T12">The access token used in the request is incorrect or has expired</text:span></text:span><text:span text:style-name="Strong_20_Emphasis"><text:span text:style-name="T11">"}</text:span></text:span></text:p>
                </text:list-item>
                <text:list-item>
                  <text:p text:style-name="P13"><text:span text:style-name="Strong_20_Emphasis"><text:span text:style-name="T11">{"code": &lt;code&gt;, "message": "</text:span></text:span><text:span text:style-name="Strong_20_Emphasis"><text:span text:style-name="T15">No authentication token was provided in </text:span></text:span><text:span text:style-name="Strong_20_Emphasis"><text:span text:style-name="T34">the</text:span></text:span><text:span text:style-name="Strong_20_Emphasis"><text:span text:style-name="T15"> request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32">403 Forbidden</text:p>
              <text:list>
                <text:list-item>
                  <text:p text:style-name="P14"><text:span text:style-name="Strong_20_Emphasis"><text:span text:style-name="T11">{"code": &lt;code&gt;, "message": "</text:span></text:span><text:span text:style-name="Strong_20_Emphasis"><text:span text:style-name="T15">You are not authorized to perform this action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32">404 Not Found</text:p>
              <text:list>
                <text:list-item>
                  <text:p text:style-name="P24">TODO</text:p>
                </text:list-item>
              </text:list>
            </text:list-item>
            <text:list-item>
              <text:p text:style-name="P32">500 Internal Server Error</text:p>
              <text:list>
                <text:list-item>
                  <text:p text:style-name="P13"><text:span text:style-name="Strong_20_Emphasis"><text:span text:style-name="T11">{"code": &lt;code&gt;, "message": "</text:span></text:span><text:span text:style-name="Strong_20_Emphasis"><text:span text:style-name="T18">An unknown internal error occurred.</text:span></text:span><text:span text:style-name="Strong_20_Emphasis"><text:span text:style-name="T11">"</text:span>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8"/>
      <text:p text:style-name="P8"/>
      <text:p text:style-name="P8"/>
      <text:p text:style-name="P8"><text:soft-page-break/></text:p>
      <text:p text:style-name="P9">3.<text:span text:style-name="T74">3</text:span>. <text:span text:style-name="T74">Delete</text:span> Object</text:p>
      <text:p text:style-name="P5"><text:span text:style-name="T74">Delete</text:span> the data of one user in the database.</text:p>
      <text:list xml:id="list154316522825932" text:continue-numbering="true" text:style-name="L1">
        <text:list-item>
          <text:p text:style-name="P16"><text:span text:style-name="Strong_20_Emphasis"><text:span text:style-name="T39">URL:</text:span></text:span><text:span text:style-name="Strong_20_Emphasis"><text:span text:style-name="T6"><text:line-break/><text:tab/></text:span></text:span><text:span text:style-name="T7">{base-URL}</text:span><text:span text:style-name="T8">/</text:span><text:span text:style-name="T35">object</text:span><text:span text:style-name="T8">/:</text:span><text:span text:style-name="T19">[</text:span><text:span text:style-name="T24">object</text:span><text:span text:style-name="T19">]</text:span></text:p>
        </text:list-item>
        <text:list-item>
          <text:p text:style-name="P16"><text:span text:style-name="Strong_20_Emphasis"><text:span text:style-name="T39">Method:</text:span></text:span><text:span text:style-name="Strong_20_Emphasis"><text:span text:style-name="T6"><text:line-break/> </text:span></text:span><text:span text:style-name="Strong_20_Emphasis"><text:span text:style-name="T20"><text:tab/></text:span></text:span><text:span text:style-name="Strong_20_Emphasis"><text:span text:style-name="T35">DELETE</text:span></text:span></text:p>
        </text:list-item>
        <text:list-item>
          <text:p text:style-name="P16"><text:span text:style-name="T40">U</text:span><text:span text:style-name="T41">RL Parameters:</text:span></text:p>
          <text:list>
            <text:list-item>
              <text:p text:style-name="P16"><text:span text:style-name="T66">Required:</text:span><text:span text:style-name="T67"> <text:s/></text:span></text:p>
              <text:list>
                <text:list-item>
                  <text:p text:style-name="P16"><text:span text:style-name="Strong_20_Emphasis"><text:span text:style-name="T9">ob</text:span></text:span><text:span text:style-name="Strong_20_Emphasis"><text:span text:style-name="T24">ject</text:span></text:span><text:span text:style-name="Source_20_Text"><text:span text:style-name="T9">=[string] – </text:span></text:span><text:span text:style-name="Source_20_Text"><text:span text:style-name="T21">the </text:span></text:span><text:span text:style-name="Source_20_Text"><text:span text:style-name="T24">object</text:span></text:span><text:span text:style-name="Source_20_Text"><text:span text:style-name="T8"> </text:span></text:span><text:span text:style-name="Source_20_Text"><text:span text:style-name="T22">id</text:span></text:span></text:p>
                </text:list-item>
              </text:list>
            </text:list-item>
            <text:list-item>
              <text:p text:style-name="P16"><text:span text:style-name="T66">Optional:</text:span><text:span text:style-name="T67"> <text:s/></text:span><text:span text:style-name="T9">None</text:span></text:p>
            </text:list-item>
            <text:list-item>
              <text:p text:style-name="P18"><text:span text:style-name="Strong_20_Emphasis"><text:span text:style-name="T55">Data </text:span></text:span><text:span text:style-name="Strong_20_Emphasis"><text:span text:style-name="T59">P</text:span></text:span><text:span text:style-name="Strong_20_Emphasis"><text:span text:style-name="T55">ara</text:span></text:span><text:span text:style-name="Strong_20_Emphasis"><text:span text:style-name="T59">meter</text:span></text:span><text:span text:style-name="Strong_20_Emphasis"><text:span text:style-name="T55">s</text:span></text:span><text:span text:style-name="Strong_20_Emphasis"><text:span text:style-name="T39">: </text:span></text:span><text:span text:style-name="Strong_20_Emphasis"><text:span text:style-name="T37">None</text:span></text:span></text:p>
            </text:list-item>
            <text:list-item>
              <text:p text:style-name="P18"><text:span text:style-name="Strong_20_Emphasis"><text:span text:style-name="T45">Header </text:span></text:span><text:span text:style-name="Strong_20_Emphasis"><text:span text:style-name="T59">P</text:span></text:span><text:span text:style-name="Strong_20_Emphasis"><text:span text:style-name="T60">ara</text:span></text:span><text:span text:style-name="Strong_20_Emphasis"><text:span text:style-name="T59">meter</text:span></text:span><text:span text:style-name="Strong_20_Emphasis"><text:span text:style-name="T60">s:</text:span></text:span></text:p>
              <text:p text:style-name="P18"><text:span text:style-name="Strong_20_Emphasis"><text:span text:style-name="T63">{“auth”: “&lt;token&gt;”}</text:span></text:span></text:p>
            </text:list-item>
          </text:list>
        </text:list-item>
        <text:list-item>
          <text:p text:style-name="P16"><text:span text:style-name="Strong_20_Emphasis"><text:span text:style-name="T42">Success Response:</text:span></text:span><text:span text:style-name="Strong_20_Emphasis"><text:span text:style-name="T6"> </text:span></text:span></text:p>
          <text:list>
            <text:list-item>
              <text:p text:style-name="P16"><text:span text:style-name="Strong_20_Emphasis"><text:span text:style-name="T39">Code</text:span></text:span><text:span text:style-name="Strong_20_Emphasis"><text:span text:style-name="T6">: </text:span></text:span><text:span text:style-name="T6">20</text:span><text:span text:style-name="T35">0</text:span></text:p>
            </text:list-item>
            <text:list-item>
              <text:p text:style-name="P16"><text:span text:style-name="Strong_20_Emphasis"><text:span text:style-name="T39">Content</text:span></text:span><text:span text:style-name="Strong_20_Emphasis"><text:span text:style-name="T6">: </text:span></text:span><text:span text:style-name="Strong_20_Emphasis"><text:span text:style-name="T27">None</text:span></text:span></text:p>
              <text:p text:style-name="P16"><text:span text:style-name="Source_20_Text"><text:span text:style-name="T10"/></text:span></text:p>
            </text:list-item>
          </text:list>
        </text:list-item>
        <text:list-item>
          <text:p text:style-name="P22"><text:s/><text:span text:style-name="T69">Error Response:</text:span></text:p>
          <text:list>
            <text:list-item>
              <text:p text:style-name="P22"><text:span text:style-name="T69">Code</text:span>: 400 Bad Request</text:p>
            </text:list-item>
            <text:list-item>
              <text:p text:style-name="P22"><text:span text:style-name="T69">Code</text:span>: 401 Unauthorized</text:p>
            </text:list-item>
            <text:list-item>
              <text:p text:style-name="P16"><text:span text:style-name="Strong_20_Emphasis"><text:span text:style-name="T43">Code</text:span></text:span><text:span text:style-name="Strong_20_Emphasis"><text:span text:style-name="T11">: </text:span></text:span><text:span text:style-name="Strong_20_Emphasis"><text:span text:style-name="T12">403 Forbidden</text:span></text:span></text:p>
            </text:list-item>
            <text:list-item>
              <text:p text:style-name="P16"><text:span text:style-name="Strong_20_Emphasis"><text:span text:style-name="T39">Code</text:span></text:span><text:span text:style-name="Strong_20_Emphasis"><text:span text:style-name="T6">: 404 N</text:span></text:span><text:span text:style-name="Strong_20_Emphasis"><text:span text:style-name="T12">ot Found</text:span></text:span></text:p>
            </text:list-item>
            <text:list-item>
              <text:p text:style-name="P16"><text:span text:style-name="Strong_20_Emphasis"><text:span text:style-name="T44">Code</text:span></text:span><text:span text:style-name="Strong_20_Emphasis"><text:span text:style-name="T12">: 500 Internal Server Error</text:span></text:span></text:p>
              <text:list>
                <text:list-item>
                  <text:p text:style-name="P16"><text:span text:style-name="Strong_20_Emphasis"><text:span text:style-name="T6">Content: <text:s/></text:span></text:span><text:span text:style-name="Strong_20_Emphasis"><text:span text:style-name="T11">{"code": &lt;code&gt;, "message": "&lt;message&gt;"}</text:span></text:span><text:span text:style-name="Source_20_Text"><text:span text:style-name="T38"><text:line-break/></text:span></text:span></text:p>
                </text:list-item>
              </text:list>
            </text:list-item>
          </text:list>
        </text:list-item>
        <text:list-item>
          <text:p text:style-name="P33">Sample Call:</text:p>
          <text:list>
            <text:list-item>
              <text:p text:style-name="P16"><text:span text:style-name="Strong_20_Emphasis"><text:span text:style-name="T13">$ </text:span></text:span><text:span text:style-name="Strong_20_Emphasis"><text:span text:style-name="T14">curl -X </text:span></text:span><text:span text:style-name="Strong_20_Emphasis"><text:span text:style-name="T36">DELETE</text:span></text:span><text:span text:style-name="Strong_20_Emphasis"><text:span text:style-name="T14"> "</text:span></text:span><text:a xlink:type="simple" xlink:href="http://localhost:4300/api/v1/traffic" text:style-name="Internet_20_link" text:visited-style-name="Visited_20_Internet_20_Link"><text:span text:style-name="Strong_20_Emphasis"><text:span text:style-name="T47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48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47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49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52">o</text:span></text:span></text:a><text:span text:style-name="T52">bject/1</text:span><text:span text:style-name="Strong_20_Emphasis"><text:span text:style-name="T14">" </text:span></text:span><text:span text:style-name="Strong_20_Emphasis"><text:span text:style-name="T29"><text:s/></text:span></text:span><text:span text:style-name="Strong_20_Emphasis"><text:span text:style-name="T31"><text:s/>-H "</text:span></text:span><text:span text:style-name="Strong_20_Emphasis"><text:span text:style-name="T37">{“</text:span></text:span><text:span text:style-name="Strong_20_Emphasis"><text:span text:style-name="T31">Content-type</text:span></text:span><text:span text:style-name="Strong_20_Emphasis"><text:span text:style-name="T37">”</text:span></text:span><text:span text:style-name="Strong_20_Emphasis"><text:span text:style-name="T31">: “application/json”, “</text:span></text:span><text:span text:style-name="Strong_20_Emphasis"><text:span text:style-name="T37">auth</text:span></text:span><text:span text:style-name="Strong_20_Emphasis"><text:span text:style-name="T31">”: “</text:span></text:span><text:span text:style-name="Strong_20_Emphasis"><text:span text:style-name="T37">token content</text:span></text:span><text:span text:style-name="Strong_20_Emphasis"><text:span text:style-name="T31">”</text:span></text:span><text:span text:style-name="Strong_20_Emphasis"><text:span text:style-name="T37">}</text:span></text:span><text:span text:style-name="Strong_20_Emphasis"><text:span text:style-name="T31">"</text:span></text:span></text:p>
            </text:list-item>
          </text:list>
        </text:list-item>
        <text:list-item>
          <text:p text:style-name="P33">Notes:</text:p>
          <text:list>
            <text:list-item>
              <text:p text:style-name="P28">TODO</text:p>
            </text:list-item>
          </text:list>
        </text:list-item>
        <text:list-item>
          <text:p text:style-name="P33">Response Examples:</text:p>
          <text:list>
            <text:list-item>
              <text:p text:style-name="P36">400 Bad Request</text:p>
              <text:list>
                <text:list-item>
                  <text:p text:style-name="P30"><text:soft-page-break/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5">There is no object with such an ID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36">401 Unauthorized</text:p>
              <text:list>
                <text:list-item>
                  <text:p text:style-name="P16"><text:span text:style-name="Strong_20_Emphasis"><text:span text:style-name="T11">{"code": &lt;code&gt;, "message": "</text:span></text:span><text:span text:style-name="Strong_20_Emphasis"><text:span text:style-name="T12">The access token used in the request is incorrect or has expired</text:span></text:span><text:span text:style-name="Strong_20_Emphasis"><text:span text:style-name="T11">"}</text:span></text:span></text:p>
                </text:list-item>
                <text:list-item>
                  <text:p text:style-name="P16"><text:span text:style-name="Strong_20_Emphasis"><text:span text:style-name="T11">{"code": &lt;code&gt;, "message": "</text:span></text:span><text:span text:style-name="Strong_20_Emphasis"><text:span text:style-name="T15">No authentication token was provided in </text:span></text:span><text:span text:style-name="Strong_20_Emphasis"><text:span text:style-name="T34">the</text:span></text:span><text:span text:style-name="Strong_20_Emphasis"><text:span text:style-name="T15"> request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33">403 Forbidden</text:p>
              <text:list>
                <text:list-item>
                  <text:p text:style-name="P16"><text:span text:style-name="Strong_20_Emphasis"><text:span text:style-name="T11">{"code": &lt;code&gt;, "message": "</text:span></text:span><text:span text:style-name="Strong_20_Emphasis"><text:span text:style-name="T15">You are not authorized to perform this action</text:span></text:span><text:span text:style-name="Strong_20_Emphasis"><text:span text:style-name="T11">"}</text:span></text:span></text:p>
                </text:list-item>
              </text:list>
            </text:list-item>
            <text:list-item>
              <text:p text:style-name="P33">404 Not Found</text:p>
              <text:list>
                <text:list-item>
                  <text:p text:style-name="P25">TODO</text:p>
                </text:list-item>
              </text:list>
            </text:list-item>
            <text:list-item>
              <text:p text:style-name="P33">500 Internal Server Error</text:p>
              <text:list>
                <text:list-item>
                  <text:p text:style-name="P16"><text:span text:style-name="Strong_20_Emphasis"><text:span text:style-name="T11">{"code": &lt;code&gt;, "message": "</text:span></text:span><text:span text:style-name="Strong_20_Emphasis"><text:span text:style-name="T18">An unknown internal error occurred.</text:span></text:span><text:span text:style-name="Strong_20_Emphasis"><text:span text:style-name="T11">"</text:span>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32:38.173358234</meta:creation-date>
    <dc:date>2017-07-26T15:43:15.127844613</dc:date>
    <meta:editing-duration>PT7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12" meta:word-count="596" meta:character-count="3770" meta:non-whitespace-character-count="3350"/>
  </office:meta>
</office:document-meta>
</file>